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cm"/>
    </style:style>
    <style:style style:name="gr3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9cm" svg:height="0.3cm" svg:x="5.881cm" svg:y="1.333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8.643cm" svg:y="1.333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15.1cm" svg:y="1.333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0.543cm" svg:y="1.333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9.605cm" svg:y="1.333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2.343cm" svg:y="1.333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1.405cm" svg:y="1.333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7.843cm" svg:y="1.333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6.905cm" svg:y="1.333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4.143cm" svg:y="1.333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12T14:35:23.937067943</dc:date>
    <meta:editing-duration>PT6M59S</meta:editing-duration>
    <meta:editing-cycles>3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0" chart:origin="0" chart:interval-major="2.5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1.039cm" svg:y="0cm" style:legend-expansion="custom" chartooo:width="9.96cm" chartooo:height="0.933cm" style:legend-expansion-aspect-ratio="10.6752411575563" chart:style-name="ch2"/>
        <chart:plot-area chart:style-name="ch3" chart:data-source-has-labels="both" svg:x="1.099cm" svg:y="1.354cm" svg:width="19.475cm" svg:height="7.919cm">
          <chartooo:coordinate-region svg:x="2.117cm" svg:y="1.606cm" svg:width="18.457cm" svg:height="5.009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.062cm" svg:y="6.537cm" chart:style-name="ch6">
              <text:p>performance degradation
relative to BAS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repeated="20"/>
          </chart:series>
          <chart:series chart:style-name="ch9" chart:values-cell-range-address="local-table.$B$4:.$U$4" chart:label-cell-address="local-table.$A$4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-2.45939675174016">
                <text:p>-2.45939675174016</text:p>
              </table:table-cell>
              <table:table-cell office:value-type="float" office:value="-4.28978229584494">
                <text:p>-4.28978229584494</text:p>
              </table:table-cell>
              <table:table-cell office:value-type="float" office:value="-4.83126622440149">
                <text:p>-4.83126622440149</text:p>
              </table:table-cell>
              <table:table-cell office:value-type="float" office:value="-1.75718849840254">
                <text:p>-1.75718849840254</text:p>
              </table:table-cell>
              <table:table-cell office:value-type="float" office:value="0.745692980200574">
                <text:p>0.745692980200574</text:p>
              </table:table-cell>
              <table:table-cell office:value-type="float" office:value="-2.51710501537881">
                <text:p>-2.51710501537881</text:p>
              </table:table-cell>
              <table:table-cell office:value-type="float" office:value="3.6537981677539">
                <text:p>3.6537981677539</text:p>
              </table:table-cell>
              <table:table-cell office:value-type="float" office:value="4.49897750511247">
                <text:p>4.49897750511247</text:p>
              </table:table-cell>
              <table:table-cell office:value-type="float" office:value="-0.0992193007650188">
                <text:p>-0.0992193007650188</text:p>
              </table:table-cell>
              <table:table-cell office:value-type="float" office:value="0.183572499944018">
                <text:p>0.183572499944018</text:p>
              </table:table-cell>
              <table:table-cell office:value-type="float" office:value="2.14334470989761">
                <text:p>2.14334470989761</text:p>
              </table:table-cell>
              <table:table-cell office:value-type="float" office:value="-1.75278674861965">
                <text:p>-1.75278674861965</text:p>
              </table:table-cell>
              <table:table-cell office:value-type="float" office:value="-0.689972401103955">
                <text:p>-0.689972401103955</text:p>
              </table:table-cell>
              <table:table-cell office:value-type="float" office:value="10.7634710522797">
                <text:p>10.7634710522797</text:p>
              </table:table-cell>
              <table:table-cell office:value-type="float" office:value="5.16497937757781">
                <text:p>5.16497937757781</text:p>
              </table:table-cell>
              <table:table-cell office:value-type="float" office:value="-0.643351231074352">
                <text:p>-0.643351231074352</text:p>
              </table:table-cell>
              <table:table-cell office:value-type="float" office:value="-0.455046560176386">
                <text:p>-0.455046560176386</text:p>
              </table:table-cell>
              <table:table-cell office:value-type="float" office:value="2.4408265806261">
                <text:p>2.4408265806261</text:p>
              </table:table-cell>
              <table:table-cell office:value-type="float" office:value="NaN">
                <text:p>NaN</text:p>
              </table:table-cell>
              <table:table-cell office:value-type="float" office:value="0.630831693710199">
                <text:p>0.630831693710199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0.199535962877018">
                <text:p>0.199535962877018</text:p>
              </table:table-cell>
              <table:table-cell office:value-type="float" office:value="0.125539667472985">
                <text:p>0.125539667472985</text:p>
              </table:table-cell>
              <table:table-cell office:value-type="float" office:value="0.139409672146906">
                <text:p>0.139409672146906</text:p>
              </table:table-cell>
              <table:table-cell office:value-type="float" office:value="1.61265784268978">
                <text:p>1.61265784268978</text:p>
              </table:table-cell>
              <table:table-cell office:value-type="float" office:value="0.0514271020827906">
                <text:p>0.0514271020827906</text:p>
              </table:table-cell>
              <table:table-cell office:value-type="float" office:value="1.49394262758145">
                <text:p>1.49394262758145</text:p>
              </table:table-cell>
              <table:table-cell office:value-type="float" office:value="2.24574911774141">
                <text:p>2.24574911774141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430820648058683">
                <text:p>-0.430820648058683</text:p>
              </table:table-cell>
              <table:table-cell office:value-type="float" office:value="-0.174617743849215">
                <text:p>-0.174617743849215</text:p>
              </table:table-cell>
              <table:table-cell office:value-type="float" office:value="0.947440273037536">
                <text:p>0.947440273037536</text:p>
              </table:table-cell>
              <table:table-cell office:value-type="float" office:value="-0.924575476612133">
                <text:p>-0.924575476612133</text:p>
              </table:table-cell>
              <table:table-cell office:value-type="float" office:value="0.399830160639725">
                <text:p>0.399830160639725</text:p>
              </table:table-cell>
              <table:table-cell office:value-type="float" office:value="-0.618875709128419">
                <text:p>-0.618875709128419</text:p>
              </table:table-cell>
              <table:table-cell office:value-type="float" office:value="-0.149981252343445">
                <text:p>-0.149981252343445</text:p>
              </table:table-cell>
              <table:table-cell office:value-type="float" office:value="0.478885502829785">
                <text:p>0.478885502829785</text:p>
              </table:table-cell>
              <table:table-cell office:value-type="float" office:value="-0.0211104074308466">
                <text:p>-0.0211104074308466</text:p>
              </table:table-cell>
              <table:table-cell office:value-type="float" office:value="-0.2019654688308">
                <text:p>-0.2019654688308</text:p>
              </table:table-cell>
              <table:table-cell office:value-type="float" office:value="NaN">
                <text:p>NaN</text:p>
              </table:table-cell>
              <table:table-cell office:value-type="float" office:value="0.293348608813726">
                <text:p>0.293348608813726</text:p>
              </table:table-cell>
            </table:table-row>
            <table:table-row>
              <table:table-cell office:value-type="string">
                <text:p>SWITCH</text:p>
              </table:table-cell>
              <table:table-cell office:value-type="float" office:value="-2.46867749419954">
                <text:p>-2.46867749419954</text:p>
              </table:table-cell>
              <table:table-cell office:value-type="float" office:value="-3.15380140236994">
                <text:p>-3.15380140236994</text:p>
              </table:table-cell>
              <table:table-cell office:value-type="float" office:value="-4.7399288529949">
                <text:p>-4.7399288529949</text:p>
              </table:table-cell>
              <table:table-cell office:value-type="float" office:value="-1.93975353719764">
                <text:p>-1.93975353719764</text:p>
              </table:table-cell>
              <table:table-cell office:value-type="float" office:value="0.0128567755206976">
                <text:p>0.0128567755206976</text:p>
              </table:table-cell>
              <table:table-cell office:value-type="float" office:value="-2.41667189755821">
                <text:p>-2.41667189755821</text:p>
              </table:table-cell>
              <table:table-cell office:value-type="float" office:value="3.24385983673759">
                <text:p>3.24385983673759</text:p>
              </table:table-cell>
              <table:table-cell office:value-type="float" office:value="0.119291070211303">
                <text:p>0.119291070211303</text:p>
              </table:table-cell>
              <table:table-cell office:value-type="float" office:value="-0.428209613828034">
                <text:p>-0.428209613828034</text:p>
              </table:table-cell>
              <table:table-cell office:value-type="float" office:value="-0.181333810920314">
                <text:p>-0.181333810920314</text:p>
              </table:table-cell>
              <table:table-cell office:value-type="float" office:value="1.01843003412969">
                <text:p>1.01843003412969</text:p>
              </table:table-cell>
              <table:table-cell office:value-type="float" office:value="-1.48973851442857">
                <text:p>-1.48973851442857</text:p>
              </table:table-cell>
              <table:table-cell office:value-type="float" office:value="-0.697049041115272">
                <text:p>-0.697049041115272</text:p>
              </table:table-cell>
              <table:table-cell office:value-type="float" office:value="-0.630336370408569">
                <text:p>-0.630336370408569</text:p>
              </table:table-cell>
              <table:table-cell office:value-type="float" office:value="-0.153105861767266">
                <text:p>-0.153105861767266</text:p>
              </table:table-cell>
              <table:table-cell office:value-type="float" office:value="-0.7062351859914">
                <text:p>-0.7062351859914</text:p>
              </table:table-cell>
              <table:table-cell office:value-type="float" office:value="0.0774048272465078">
                <text:p>0.0774048272465078</text:p>
              </table:table-cell>
              <table:table-cell office:value-type="float" office:value="0.399004950616988">
                <text:p>0.399004950616988</text:p>
              </table:table-cell>
              <table:table-cell office:value-type="float" office:value="NaN">
                <text:p>NaN</text:p>
              </table:table-cell>
              <table:table-cell office:value-type="float" office:value="-0.77073956671172">
                <text:p>-0.77073956671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